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exend" svg:font-family="Lexend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background-color="#ffc82e" fo:padding="0.0382in" fo:border="none" style:writing-mode="page">
        <style:background-image/>
      </style:table-cell-properties>
    </style:style>
    <style:style style:name="Table1" style:family="table">
      <style:table-properties style:width="6.9403in" fo:margin-left="0in" table:align="left" fo:background-color="transparent">
        <style:background-image/>
      </style:table-properties>
    </style:style>
    <style:style style:name="Table1.A" style:family="table-column">
      <style:table-column-properties style:column-width="1.8882in"/>
    </style:style>
    <style:style style:name="Table1.B" style:family="table-column">
      <style:table-column-properties style:column-width="5.0521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background-color="#124734" fo:padding="0.0382in" fo:border="none">
        <style:background-image/>
      </style:table-cell-properties>
    </style:style>
    <style:style style:name="Table1.B1" style:family="table-cell">
      <style:table-cell-properties fo:background-color="#eeeeee" fo:padding="0.0382in" fo:border="none">
        <style:background-image/>
      </style:table-cell-properties>
    </style:style>
    <style:style style:name="Table1.B2" style:family="table-cell">
      <style:table-cell-properties fo:background-color="transparent" fo:padding="0.0382in" fo:border="none">
        <style:background-image/>
      </style:table-cell-properties>
    </style:style>
    <style:style style:name="Table1.B3" style:family="table-cell">
      <style:table-cell-properties fo:background-color="#eeeeee" fo:padding="0.0382in" fo:border="none">
        <style:background-image/>
      </style:table-cell-properties>
    </style:style>
    <style:style style:name="Table1.A4" style:family="table-cell">
      <style:table-cell-properties fo:background-color="#124734" fo:padding="0.0382in" fo:border="none" style:writing-mode="page">
        <style:background-image/>
      </style:table-cell-properties>
    </style:style>
    <style:style style:name="Table1.A5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7" style:family="table">
      <style:table-properties style:width="4.9757in" table:align="margins"/>
    </style:style>
    <style:style style:name="Table7.A" style:family="table-column">
      <style:table-column-properties style:column-width="1.1903in" style:rel-column-width="15674*"/>
    </style:style>
    <style:style style:name="Table7.B" style:family="table-column">
      <style:table-column-properties style:column-width="1.2507in" style:rel-column-width="16470*"/>
    </style:style>
    <style:style style:name="Table7.C" style:family="table-column">
      <style:table-column-properties style:column-width="1.7451in" style:rel-column-width="22985*"/>
    </style:style>
    <style:style style:name="Table7.D" style:family="table-column">
      <style:table-column-properties style:column-width="0.7903in" style:rel-column-width="10406*"/>
    </style:style>
    <style:style style:name="Table7.A1" style:family="table-cell">
      <style:table-cell-properties fo:padding="0in" fo:border="none" style:writing-mode="page"/>
    </style:style>
    <style:style style:name="Table4" style:family="table">
      <style:table-properties style:width="6.8639in" table:align="margins" fo:background-color="transparent">
        <style:background-image/>
      </style:table-properties>
    </style:style>
    <style:style style:name="Table4.A" style:family="table-column">
      <style:table-column-properties style:column-width="3.1486in" style:rel-column-width="30062*"/>
    </style:style>
    <style:style style:name="Table4.B" style:family="table-column">
      <style:table-column-properties style:column-width="1.1757in" style:rel-column-width="11223*"/>
    </style:style>
    <style:style style:name="Table4.C" style:family="table-column">
      <style:table-column-properties style:column-width="1.3743in" style:rel-column-width="13124*"/>
    </style:style>
    <style:style style:name="Table4.D" style:family="table-column">
      <style:table-column-properties style:column-width="1.1653in" style:rel-column-width="11126*"/>
    </style:style>
    <style:style style:name="Table4.A1" style:family="table-cell">
      <style:table-cell-properties fo:padding="0.0382in" fo:border="none"/>
    </style:style>
    <style:style style:name="Table4.B1" style:family="table-cell">
      <style:table-cell-properties fo:padding="0.0382in" fo:border-left="0.5pt solid #cccccc" fo:border-right="none" fo:border-top="none" fo:border-bottom="none"/>
    </style:style>
    <style:style style:name="Table4.A2" style:family="table-cell">
      <style:table-cell-properties fo:background-color="#eeeeee" fo:padding="0.0382in" fo:border="none">
        <style:background-image/>
      </style:table-cell-properties>
    </style:style>
    <style:style style:name="Table4.B2" style:family="table-cell">
      <style:table-cell-properties fo:background-color="#eeeeee" fo:padding="0.0382in" fo:border-left="0.5pt solid #cccccc" fo:border-right="none" fo:border-top="none" fo:border-bottom="none">
        <style:background-image/>
      </style:table-cell-properties>
    </style:style>
    <style:style style:name="Table4.8" style:family="table-row">
      <style:table-row-properties fo:background-color="transparent">
        <style:background-image/>
      </style:table-row-properties>
    </style:style>
    <style:style style:name="Table4.A10" style:family="table-cell">
      <style:table-cell-properties fo:background-color="#eeeeee" fo:padding="0.0382in" fo:border-left="none" fo:border-right="none" fo:border-top="none" fo:border-bottom="0.05pt solid #000000">
        <style:background-image/>
      </style:table-cell-properties>
    </style:style>
    <style:style style:name="Table4.B10" style:family="table-cell">
      <style:table-cell-properties fo:background-color="#eeeeee" fo:padding="0.0382in" fo:border-left="0.5pt solid #cccccc" fo:border-right="none" fo:border-top="none" fo:border-bottom="0.05pt solid #000000">
        <style:background-image/>
      </style:table-cell-properties>
    </style:style>
    <style:style style:name="Table7" style:family="table">
      <style:table-properties style:width="4.9757in" table:align="margins"/>
    </style:style>
    <style:style style:name="Table7.A" style:family="table-column">
      <style:table-column-properties style:column-width="1.1903in" style:rel-column-width="15674*"/>
    </style:style>
    <style:style style:name="Table7.B" style:family="table-column">
      <style:table-column-properties style:column-width="1.2507in" style:rel-column-width="16470*"/>
    </style:style>
    <style:style style:name="Table7.C" style:family="table-column">
      <style:table-column-properties style:column-width="1.7451in" style:rel-column-width="22985*"/>
    </style:style>
    <style:style style:name="Table7.D" style:family="table-column">
      <style:table-column-properties style:column-width="0.7903in" style:rel-column-width="10406*"/>
    </style:style>
    <style:style style:name="Table7.A1" style:family="table-cell">
      <style:table-cell-properties fo:padding="0in" fo:border="none" style:writing-mode="page"/>
    </style:style>
    <style:style style:name="Table4" style:family="table">
      <style:table-properties style:width="6.8639in" table:align="margins" fo:background-color="transparent">
        <style:background-image/>
      </style:table-properties>
    </style:style>
    <style:style style:name="Table4.A" style:family="table-column">
      <style:table-column-properties style:column-width="3.1486in" style:rel-column-width="30062*"/>
    </style:style>
    <style:style style:name="Table4.B" style:family="table-column">
      <style:table-column-properties style:column-width="1.1757in" style:rel-column-width="11223*"/>
    </style:style>
    <style:style style:name="Table4.C" style:family="table-column">
      <style:table-column-properties style:column-width="1.3743in" style:rel-column-width="13124*"/>
    </style:style>
    <style:style style:name="Table4.D" style:family="table-column">
      <style:table-column-properties style:column-width="1.1653in" style:rel-column-width="11126*"/>
    </style:style>
    <style:style style:name="Table4.A1" style:family="table-cell">
      <style:table-cell-properties fo:padding="0.0382in" fo:border="none"/>
    </style:style>
    <style:style style:name="Table4.B1" style:family="table-cell">
      <style:table-cell-properties fo:padding="0.0382in" fo:border-left="0.5pt solid #cccccc" fo:border-right="none" fo:border-top="none" fo:border-bottom="none"/>
    </style:style>
    <style:style style:name="Table4.A2" style:family="table-cell">
      <style:table-cell-properties fo:background-color="#eeeeee" fo:padding="0.0382in" fo:border="none">
        <style:background-image/>
      </style:table-cell-properties>
    </style:style>
    <style:style style:name="Table4.B2" style:family="table-cell">
      <style:table-cell-properties fo:background-color="#eeeeee" fo:padding="0.0382in" fo:border-left="0.5pt solid #cccccc" fo:border-right="none" fo:border-top="none" fo:border-bottom="none">
        <style:background-image/>
      </style:table-cell-properties>
    </style:style>
    <style:style style:name="Table4.8" style:family="table-row">
      <style:table-row-properties fo:background-color="transparent">
        <style:background-image/>
      </style:table-row-properties>
    </style:style>
    <style:style style:name="Table4.A10" style:family="table-cell">
      <style:table-cell-properties fo:background-color="#eeeeee" fo:padding="0.0382in" fo:border-left="none" fo:border-right="none" fo:border-top="none" fo:border-bottom="0.05pt solid #000000">
        <style:background-image/>
      </style:table-cell-properties>
    </style:style>
    <style:style style:name="Table4.B10" style:family="table-cell">
      <style:table-cell-properties fo:background-color="#eeeeee" fo:padding="0.0382in" fo:border-left="0.5pt solid #cccccc" fo:border-right="none" fo:border-top="none" fo:border-bottom="0.05pt solid #000000">
        <style:background-image/>
      </style:table-cell-properties>
    </style:style>
    <style:style style:name="Table6" style:family="table">
      <style:table-properties style:width="6.9271in" fo:margin-left="0in" fo:break-before="page" table:align="left" fo:background-color="transparent">
        <style:background-image/>
      </style:table-properties>
    </style:style>
    <style:style style:name="Table6.A" style:family="table-column">
      <style:table-column-properties style:column-width="1.8486in"/>
    </style:style>
    <style:style style:name="Table6.B" style:family="table-column">
      <style:table-column-properties style:column-width="5.0785in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124734" fo:padding="0.0382in" fo:border="none">
        <style:background-image/>
      </style:table-cell-properties>
    </style:style>
    <style:style style:name="Table6.A2" style:family="table-cell">
      <style:table-cell-properties style:vertical-align="middle" fo:background-color="#124734" fo:padding="0.0382in" fo:border="none">
        <style:background-image/>
      </style:table-cell-properties>
    </style:style>
    <style:style style:name="Table6.B2" style:family="table-cell">
      <style:table-cell-properties fo:background-color="transparent" fo:padding="0.0382in" fo:border="none">
        <style:background-image/>
      </style:table-cell-properties>
    </style:style>
    <style:style style:name="Table6.B3" style:family="table-cell">
      <style:table-cell-properties fo:background-color="#eeeeee" fo:padding="0.0382in" fo:border="none">
        <style:background-image/>
      </style:table-cell-properties>
    </style:style>
    <style:style style:name="Table6.B4" style:family="table-cell">
      <style:table-cell-properties fo:background-color="transparent" fo:padding="0.0382in" fo:border="none">
        <style:background-image/>
      </style:table-cell-properties>
    </style:style>
    <style:style style:name="Table6.B5" style:family="table-cell">
      <style:table-cell-properties fo:background-color="#eeeeee" fo:padding="0.0382in" fo:border="none">
        <style:background-image/>
      </style:table-cell-properties>
    </style:style>
    <style:style style:name="Table6.B6" style:family="table-cell">
      <style:table-cell-properties fo:background-color="transparent" fo:padding="0.0382in" fo:border="none">
        <style:background-image/>
      </style:table-cell-properties>
    </style:style>
    <style:style style:name="Table6.B7" style:family="table-cell">
      <style:table-cell-properties fo:background-color="#eeeeee" fo:padding="0.0382in" fo:border="none">
        <style:background-image/>
      </style:table-cell-properties>
    </style:style>
    <style:style style:name="Table6.B8" style:family="table-cell">
      <style:table-cell-properties fo:background-color="transparent" fo:padding="0.0382in" fo:border="none">
        <style:background-image/>
      </style:table-cell-properties>
    </style:style>
    <style:style style:name="Table6.B9" style:family="table-cell">
      <style:table-cell-properties fo:background-color="#eeeeee" fo:padding="0.0382in" fo:border="none">
        <style:background-image/>
      </style:table-cell-properties>
    </style:style>
    <style:style style:name="Table6.B10" style:family="table-cell">
      <style:table-cell-properties fo:background-color="transparent" fo:padding="0.0382in" fo:border="none">
        <style:background-image/>
      </style:table-cell-properties>
    </style:style>
    <style:style style:name="Table5" style:family="table">
      <style:table-properties style:width="6.925in" fo:break-before="page" table:align="margins" fo:background-color="transparent">
        <style:background-image/>
      </style:table-properties>
    </style:style>
    <style:style style:name="Table5.A" style:family="table-column">
      <style:table-column-properties style:column-width="1.8493in" style:rel-column-width="17500*"/>
    </style:style>
    <style:style style:name="Table5.B" style:family="table-column">
      <style:table-column-properties style:column-width="5.0757in" style:rel-column-width="48035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124734" fo:padding="0.0382in" fo:border="none">
        <style:background-image/>
      </style:table-cell-properties>
    </style:style>
    <style:style style:name="Table5.A2" style:family="table-cell">
      <style:table-cell-properties style:vertical-align="middle" fo:background-color="#124734" fo:padding="0.0382in" fo:border="none">
        <style:background-image/>
      </style:table-cell-properties>
    </style:style>
    <style:style style:name="Table5.B2" style:family="table-cell">
      <style:table-cell-properties fo:background-color="#eeeeee" fo:padding="0.0382in" fo:border="none">
        <style:background-image/>
      </style:table-cell-properties>
    </style:style>
    <style:style style:name="Table5.B3" style:family="table-cell">
      <style:table-cell-properties fo:background-color="transparent" fo:padding="0.0382in" fo:border="none">
        <style:background-image/>
      </style:table-cell-properties>
    </style:style>
    <style:style style:name="Table5.B4" style:family="table-cell">
      <style:table-cell-properties fo:background-color="#eeeeee" fo:padding="0.0382in" fo:border="none">
        <style:background-image/>
      </style:table-cell-properties>
    </style:style>
    <style:style style:name="Table5.B5" style:family="table-cell">
      <style:table-cell-properties fo:background-color="transparent" fo:padding="0.0382in" fo:border="none">
        <style:background-image/>
      </style:table-cell-properties>
    </style:style>
    <style:style style:name="Table5.B6" style:family="table-cell">
      <style:table-cell-properties fo:background-color="#eeeeee" fo:padding="0.0382in" fo:border="none">
        <style:background-image/>
      </style:table-cell-properties>
    </style:style>
    <style:style style:name="Table5.B7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officeooo:paragraph-rsid="001f1bd0"/>
    </style:style>
    <style:style style:name="P2" style:family="paragraph" style:parent-style-name="Standard">
      <loext:graphic-properties draw:fill="none" draw:fill-color="#ffc82e"/>
      <style:paragraph-properties fo:text-align="center" style:justify-single-word="false" fo:background-color="transparent"/>
      <style:text-properties fo:color="#000000" loext:opacity="100%" style:text-outline="false" style:text-line-through-style="none" style:text-line-through-type="none" style:font-name="Lexend" fo:font-size="12pt" fo:font-style="normal" fo:text-shadow="none" style:text-underline-style="none" fo:font-weight="bold" officeooo:rsid="00e83387" officeooo:paragraph-rsid="00fbbb6c" style:font-size-asian="10.5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exe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loext:graphic-properties draw:fill="none" draw:fill-color="#ffc82e"/>
      <style:paragraph-properties fo:text-align="center" style:justify-single-word="false" fo:background-color="transparent"/>
      <style:text-properties style:font-name="Lexend" fo:font-weight="bold" officeooo:rsid="001d6ee6" officeooo:paragraph-rsid="00fbbb6c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exend" fo:font-weight="bold" officeooo:rsid="001d6ee6" officeooo:paragraph-rsid="00d61e87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exend" fo:font-weight="bold" officeooo:rsid="00c233b8" officeooo:paragraph-rsid="00c233b8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exend" fo:font-weight="bold" officeooo:rsid="0114ecec" officeooo:paragraph-rsid="0114ecec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exend" fo:font-weight="bold" officeooo:rsid="001f1bd0" officeooo:paragraph-rsid="001f1bd0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exend" fo:font-weight="bold" officeooo:rsid="00a55b70" officeooo:paragraph-rsid="00a55b70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Lexend" fo:font-weight="bold" officeooo:rsid="0026dbaf" officeooo:paragraph-rsid="0026dbaf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exend" fo:font-weight="bold" officeooo:rsid="011817af" officeooo:paragraph-rsid="011817af" style:font-weight-asian="bold" style:font-weight-complex="bold"/>
    </style:style>
    <style:style style:name="P12" style:family="paragraph" style:parent-style-name="Standard">
      <loext:graphic-properties draw:fill="none" draw:fill-color="#ffc82e"/>
      <style:paragraph-properties fo:text-align="center" style:justify-single-word="false" fo:background-color="transparent"/>
      <style:text-properties style:font-name="Lexend" officeooo:paragraph-rsid="00fbbb6c"/>
    </style:style>
    <style:style style:name="P13" style:family="paragraph" style:parent-style-name="Standard">
      <loext:graphic-properties draw:fill="none" draw:fill-color="#ffc82e"/>
      <style:paragraph-properties fo:text-align="center" style:justify-single-word="false" fo:background-color="transparent"/>
      <style:text-properties style:font-name="Lexend" officeooo:paragraph-rsid="00fe4b7b"/>
    </style:style>
    <style:style style:name="P14" style:family="paragraph" style:parent-style-name="Standard">
      <style:paragraph-properties fo:text-align="center" style:justify-single-word="false"/>
      <style:text-properties style:font-name="Lexend" officeooo:paragraph-rsid="00eea074"/>
    </style:style>
    <style:style style:name="P15" style:family="paragraph" style:parent-style-name="Standard">
      <style:paragraph-properties fo:text-align="center" style:justify-single-word="false"/>
      <style:text-properties style:font-name="Lexend" officeooo:paragraph-rsid="010ac813"/>
    </style:style>
    <style:style style:name="P16" style:family="paragraph" style:parent-style-name="Table_20_Contents">
      <style:paragraph-properties fo:text-align="center" style:justify-single-word="false"/>
      <style:text-properties style:font-name="Lexend" officeooo:paragraph-rsid="010ac813"/>
    </style:style>
    <style:style style:name="P17" style:family="paragraph" style:parent-style-name="Standard">
      <style:paragraph-properties fo:text-align="center" style:justify-single-word="false"/>
      <style:text-properties style:font-name="Lexend" officeooo:paragraph-rsid="00284ccb"/>
    </style:style>
    <style:style style:name="P18" style:family="paragraph" style:parent-style-name="Table_20_Contents">
      <style:paragraph-properties fo:text-align="center" style:justify-single-word="false"/>
      <style:text-properties style:font-name="Lexend" officeooo:paragraph-rsid="00210b4f"/>
    </style:style>
    <style:style style:name="P19" style:family="paragraph" style:parent-style-name="Standard">
      <loext:graphic-properties draw:fill="none" draw:fill-color="#ffc82e"/>
      <style:paragraph-properties fo:text-align="center" style:justify-single-word="false" fo:background-color="transparent"/>
      <style:text-properties style:font-name="Lexend" officeooo:rsid="001d6ee6" officeooo:paragraph-rsid="001d6ee6"/>
    </style:style>
    <style:style style:name="P20" style:family="paragraph" style:parent-style-name="Standard">
      <style:text-properties style:font-name="Lexend"/>
    </style:style>
    <style:style style:name="P21" style:family="paragraph" style:parent-style-name="Standard">
      <style:paragraph-properties fo:text-align="center" style:justify-single-word="false"/>
      <style:text-properties style:font-name="Lexend" fo:font-weight="normal" officeooo:rsid="0114ecec" officeooo:paragraph-rsid="0114ecec" style:font-weight-asian="normal" style:font-weight-complex="normal"/>
    </style:style>
    <style:style style:name="P22" style:family="paragraph" style:parent-style-name="Standard" style:master-page-name="">
      <style:paragraph-properties style:page-number="auto" fo:break-before="auto" fo:break-after="auto"/>
      <style:text-properties style:font-name="Lexend" fo:font-size="2pt" officeooo:rsid="00c13e35" officeooo:paragraph-rsid="00c13e35" style:font-size-asian="1.75pt" style:font-size-complex="2pt"/>
    </style:style>
    <style:style style:name="P23" style:family="paragraph" style:parent-style-name="Standard">
      <style:paragraph-properties fo:text-align="center" style:justify-single-word="false"/>
      <style:text-properties style:font-name="Lexend" officeooo:rsid="0114ecec" officeooo:paragraph-rsid="0114ecec"/>
    </style:style>
    <style:style style:name="P24" style:family="paragraph" style:parent-style-name="Table_20_Contents">
      <style:paragraph-properties fo:text-align="center" style:justify-single-word="false"/>
      <style:text-properties style:font-name="Lexend" officeooo:rsid="0114ecec" officeooo:paragraph-rsid="0114ecec"/>
    </style:style>
    <style:style style:name="P25" style:family="paragraph" style:parent-style-name="Standard">
      <style:text-properties style:font-name="Lexend" officeooo:paragraph-rsid="011cfe39"/>
    </style:style>
    <style:style style:name="P26" style:family="paragraph" style:parent-style-name="Table_20_Contents">
      <style:paragraph-properties fo:text-align="start" style:justify-single-word="false"/>
      <style:text-properties style:font-name="Lexend" officeooo:rsid="001f1bd0" officeooo:paragraph-rsid="001f1bd0"/>
    </style:style>
    <style:style style:name="P27" style:family="paragraph" style:parent-style-name="Table_20_Contents">
      <style:paragraph-properties fo:text-align="start" style:justify-single-word="false"/>
      <style:text-properties style:font-name="Lexend" officeooo:rsid="00c13e35" officeooo:paragraph-rsid="004fbd32"/>
    </style:style>
    <style:style style:name="P28" style:family="paragraph" style:parent-style-name="Table_20_Contents">
      <style:text-properties style:font-name="Lexend" officeooo:rsid="00eea074" officeooo:paragraph-rsid="00eea074"/>
    </style:style>
    <style:style style:name="P29" style:family="paragraph" style:parent-style-name="Table_20_Contents">
      <style:paragraph-properties fo:text-align="center" style:justify-single-word="false"/>
      <style:text-properties style:font-name="Lexend" officeooo:rsid="00eea074" officeooo:paragraph-rsid="00eea074"/>
    </style:style>
    <style:style style:name="P30" style:family="paragraph" style:parent-style-name="Table_20_Contents">
      <style:text-properties style:font-name="Lexend" officeooo:rsid="00a3cbfa" officeooo:paragraph-rsid="00a3cbfa"/>
    </style:style>
    <style:style style:name="P31" style:family="paragraph" style:parent-style-name="Table_20_Contents">
      <style:text-properties style:font-name="Lexend" officeooo:rsid="00a3cbfa" officeooo:paragraph-rsid="007321c0"/>
    </style:style>
    <style:style style:name="P32" style:family="paragraph" style:parent-style-name="Table_20_Contents">
      <style:paragraph-properties fo:text-align="center" style:justify-single-word="false"/>
      <style:text-properties style:font-name="Lexend" officeooo:rsid="01132793" officeooo:paragraph-rsid="01132793"/>
    </style:style>
    <style:style style:name="P33" style:family="paragraph" style:parent-style-name="Table_20_Contents">
      <style:text-properties style:font-name="Lexend" officeooo:rsid="00e86e14" officeooo:paragraph-rsid="00e86e14"/>
    </style:style>
    <style:style style:name="P34" style:family="paragraph" style:parent-style-name="Table_20_Contents">
      <style:paragraph-properties fo:text-align="center" style:justify-single-word="false"/>
      <style:text-properties style:font-name="Lexend" officeooo:rsid="010ac813" officeooo:paragraph-rsid="010ac813"/>
    </style:style>
    <style:style style:name="P35" style:family="paragraph" style:parent-style-name="Table_20_Contents">
      <style:paragraph-properties fo:text-align="center" style:justify-single-word="false"/>
      <style:text-properties style:font-name="Lexend" officeooo:rsid="01131b98" officeooo:paragraph-rsid="01131b98"/>
    </style:style>
    <style:style style:name="P36" style:family="paragraph" style:parent-style-name="Table_20_Contents">
      <style:text-properties style:font-name="Lexend" officeooo:rsid="01131b98" officeooo:paragraph-rsid="01131b98"/>
    </style:style>
    <style:style style:name="P37" style:family="paragraph" style:parent-style-name="Table_20_Contents">
      <style:text-properties style:font-name="Lexend" officeooo:rsid="00210b4f" officeooo:paragraph-rsid="00210b4f"/>
    </style:style>
    <style:style style:name="P38" style:family="paragraph" style:parent-style-name="Table_20_Contents">
      <style:paragraph-properties fo:text-align="center" style:justify-single-word="false"/>
      <style:text-properties style:font-name="Lexend" officeooo:rsid="00210b4f" officeooo:paragraph-rsid="00eea074"/>
    </style:style>
    <style:style style:name="P39" style:family="paragraph" style:parent-style-name="Table_20_Contents">
      <style:text-properties style:font-name="Lexend" officeooo:rsid="007321c0" officeooo:paragraph-rsid="00eea074"/>
    </style:style>
    <style:style style:name="P40" style:family="paragraph" style:parent-style-name="Table_20_Contents">
      <style:text-properties style:font-name="Lexend" officeooo:paragraph-rsid="010ac813"/>
    </style:style>
    <style:style style:name="P41" style:family="paragraph" style:parent-style-name="Table_20_Contents">
      <style:text-properties style:font-name="Lexend" officeooo:rsid="010b04fc" officeooo:paragraph-rsid="010b04fc"/>
    </style:style>
    <style:style style:name="P42" style:family="paragraph" style:parent-style-name="Table_20_Contents">
      <style:text-properties style:font-name="Lexend" officeooo:rsid="010b04fc" officeooo:paragraph-rsid="0116816e"/>
    </style:style>
    <style:style style:name="P43" style:family="paragraph" style:parent-style-name="Table_20_Contents">
      <style:text-properties style:font-name="Lexend" officeooo:rsid="004fbd32" officeooo:paragraph-rsid="010ac813"/>
    </style:style>
    <style:style style:name="P44" style:family="paragraph" style:parent-style-name="Table_20_Contents">
      <style:text-properties style:font-name="Lexend" officeooo:rsid="0050b833" officeooo:paragraph-rsid="011817af"/>
    </style:style>
    <style:style style:name="P45" style:family="paragraph" style:parent-style-name="Table_20_Contents">
      <style:text-properties style:font-name="Lexend" officeooo:rsid="0050b833" officeooo:paragraph-rsid="0119ee18"/>
    </style:style>
    <style:style style:name="P46" style:family="paragraph" style:parent-style-name="Table_20_Contents">
      <style:text-properties style:font-name="Lexend" officeooo:rsid="00c233b8" officeooo:paragraph-rsid="00c233b8"/>
    </style:style>
    <style:style style:name="P47" style:family="paragraph" style:parent-style-name="Table_20_Contents">
      <style:text-properties style:font-name="Lexend" officeooo:rsid="00c233b8" officeooo:paragraph-rsid="010b04fc"/>
    </style:style>
    <style:style style:name="P48" style:family="paragraph" style:parent-style-name="Table_20_Contents">
      <style:text-properties style:font-name="Lexend" officeooo:paragraph-rsid="00d61e87"/>
    </style:style>
    <style:style style:name="P49" style:family="paragraph" style:parent-style-name="Table_20_Contents">
      <style:text-properties style:font-name="Lexend" officeooo:rsid="002891d8" officeooo:paragraph-rsid="010d2e45"/>
    </style:style>
    <style:style style:name="P50" style:family="paragraph" style:parent-style-name="Table_20_Contents">
      <style:text-properties style:font-name="Lexend" officeooo:rsid="002891d8" officeooo:paragraph-rsid="0106f116"/>
    </style:style>
    <style:style style:name="P51" style:family="paragraph" style:parent-style-name="Table_20_Contents">
      <style:text-properties style:font-name="Lexend" officeooo:rsid="002891d8" officeooo:paragraph-rsid="0101b0c4"/>
    </style:style>
    <style:style style:name="P52" style:family="paragraph" style:parent-style-name="Table_20_Contents">
      <style:text-properties style:font-name="Lexend" officeooo:rsid="002891d8" officeooo:paragraph-rsid="011b063b"/>
    </style:style>
    <style:style style:name="P53" style:family="paragraph" style:parent-style-name="Table_20_Contents">
      <style:text-properties style:font-name="Lexend" officeooo:paragraph-rsid="0106f116"/>
    </style:style>
    <style:style style:name="P54" style:family="paragraph" style:parent-style-name="Table_20_Contents">
      <style:text-properties style:font-name="Lexend" officeooo:paragraph-rsid="00f9830a"/>
    </style:style>
    <style:style style:name="P55" style:family="paragraph" style:parent-style-name="Table_20_Contents">
      <style:text-properties style:font-name="Lexend" officeooo:paragraph-rsid="0101b0c4"/>
    </style:style>
    <style:style style:name="P56" style:family="paragraph" style:parent-style-name="Table_20_Contents">
      <style:text-properties style:font-name="Lexend" officeooo:rsid="0116816e" officeooo:paragraph-rsid="0116816e"/>
    </style:style>
    <style:style style:name="P57" style:family="paragraph" style:parent-style-name="Table_20_Contents">
      <style:text-properties style:font-name="Lexend" officeooo:rsid="011817af" officeooo:paragraph-rsid="011817af"/>
    </style:style>
    <style:style style:name="P58" style:family="paragraph" style:parent-style-name="Table_20_Contents">
      <style:text-properties style:font-name="Lexend" officeooo:paragraph-rsid="011817af"/>
    </style:style>
    <style:style style:name="P59" style:family="paragraph" style:parent-style-name="Table_20_Contents">
      <style:text-properties style:font-name="Lexend" officeooo:rsid="0119ee18" officeooo:paragraph-rsid="0119ee18"/>
    </style:style>
    <style:style style:name="P60" style:family="paragraph" style:parent-style-name="Standard">
      <style:text-properties style:font-name="Lexend" officeooo:rsid="0111047e" officeooo:paragraph-rsid="011cfe39"/>
    </style:style>
    <style:style style:name="P61" style:family="paragraph" style:parent-style-name="Standard">
      <style:paragraph-properties fo:text-align="center" style:justify-single-word="false"/>
      <style:text-properties style:font-name="Lexend" fo:font-weight="bold" officeooo:rsid="0114ecec" officeooo:paragraph-rsid="010ac813" style:font-weight-asian="bold" style:font-weight-complex="bold"/>
    </style:style>
    <style:style style:name="P62" style:family="paragraph" style:parent-style-name="Standard">
      <style:paragraph-properties fo:text-align="center" style:justify-single-word="false" fo:break-before="page"/>
      <style:text-properties style:font-name="Lexend" officeooo:paragraph-rsid="010ac813"/>
    </style:style>
    <style:style style:name="P63" style:family="paragraph" style:parent-style-name="Standard">
      <style:paragraph-properties fo:text-align="center" style:justify-single-word="false" fo:break-before="page"/>
      <style:text-properties style:font-name="Lexend" officeooo:rsid="0026dbaf" officeooo:paragraph-rsid="01225ef7"/>
    </style:style>
    <style:style style:name="P64" style:family="paragraph" style:parent-style-name="Standard">
      <style:paragraph-properties fo:text-align="center" style:justify-single-word="false"/>
      <style:text-properties style:font-name="Lexend" officeooo:rsid="0026dbaf" officeooo:paragraph-rsid="01225ef7"/>
    </style:style>
    <style:style style:name="P65" style:family="paragraph" style:parent-style-name="Table_20_Contents">
      <style:text-properties style:font-name="Lexend" officeooo:rsid="01131b98" officeooo:paragraph-rsid="00e86e14"/>
    </style:style>
    <style:style style:name="P66" style:family="paragraph" style:parent-style-name="Table_20_Contents">
      <style:paragraph-properties fo:text-align="center" style:justify-single-word="false"/>
      <style:text-properties style:font-name="Lexend" fo:font-weight="normal" officeooo:rsid="0114ecec" officeooo:paragraph-rsid="00f4b884" style:font-weight-asian="normal" style:font-weight-complex="normal"/>
    </style:style>
    <style:style style:name="P67" style:family="paragraph" style:parent-style-name="Table_20_Contents">
      <style:paragraph-properties fo:text-align="center" style:justify-single-word="false"/>
      <style:text-properties style:font-name="Lexend" officeooo:paragraph-rsid="00210b4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34be0" style:font-weight-asian="bold" style:font-weight-complex="bold"/>
    </style:style>
    <style:style style:name="T3" style:family="text">
      <style:text-properties fo:font-weight="bold" officeooo:rsid="001d6ee6" style:font-weight-asian="bold" style:font-weight-complex="bold"/>
    </style:style>
    <style:style style:name="T4" style:family="text">
      <style:text-properties fo:font-weight="bold" officeooo:rsid="006e486c" style:font-weight-asian="bold" style:font-weight-complex="bold"/>
    </style:style>
    <style:style style:name="T5" style:family="text">
      <style:text-properties fo:font-weight="bold" officeooo:rsid="00a9cb10" style:font-weight-asian="bold" style:font-weight-complex="bold"/>
    </style:style>
    <style:style style:name="T6" style:family="text">
      <style:text-properties fo:font-weight="bold" officeooo:rsid="00eea074" style:font-weight-asian="bold" style:font-weight-complex="bold"/>
    </style:style>
    <style:style style:name="T7" style:family="text">
      <style:text-properties fo:font-weight="bold" officeooo:rsid="00210b4f" style:font-weight-asian="bold" style:font-weight-complex="bold"/>
    </style:style>
    <style:style style:name="T8" style:family="text">
      <style:text-properties fo:font-weight="bold" officeooo:rsid="0026dbaf" style:font-weight-asian="bold" style:font-weight-complex="bold"/>
    </style:style>
    <style:style style:name="T9" style:family="text">
      <style:text-properties fo:font-weight="bold" officeooo:rsid="010ac813" style:font-weight-asian="bold" style:font-weight-complex="bold"/>
    </style:style>
    <style:style style:name="T10" style:family="text">
      <style:text-properties fo:font-weight="bold" officeooo:rsid="010b04fc" style:font-weight-asian="bold" style:font-weight-complex="bold"/>
    </style:style>
    <style:style style:name="T11" style:family="text">
      <style:text-properties fo:font-weight="bold" officeooo:rsid="00284ccb" style:font-weight-asian="bold" style:font-weight-complex="bold"/>
    </style:style>
    <style:style style:name="T12" style:family="text">
      <style:text-properties fo:font-weight="bold" officeooo:rsid="0101b0c4" style:font-weight-asian="bold" style:font-weight-complex="bold"/>
    </style:style>
    <style:style style:name="T13" style:family="text">
      <style:text-properties fo:font-weight="bold" officeooo:rsid="0114ecec" style:font-weight-asian="bold" style:font-weight-complex="bold"/>
    </style:style>
    <style:style style:name="T14" style:family="text">
      <style:text-properties fo:font-weight="bold" officeooo:rsid="011e0eb0" style:font-weight-asian="bold" style:font-weight-complex="bold"/>
    </style:style>
    <style:style style:name="T15" style:family="text">
      <style:text-properties fo:font-weight="bold" officeooo:rsid="01225ef7" style:font-weight-asian="bold" style:font-weight-complex="bold"/>
    </style:style>
    <style:style style:name="T16" style:family="text">
      <style:text-properties officeooo:rsid="00a34be0"/>
    </style:style>
    <style:style style:name="T17" style:family="text">
      <style:text-properties officeooo:rsid="00a3cbfa"/>
    </style:style>
    <style:style style:name="T18" style:family="text">
      <style:text-properties officeooo:rsid="00a3fe68"/>
    </style:style>
    <style:style style:name="T19" style:family="text">
      <style:text-properties fo:color="#000080" loext:opacity="100%" style:font-name="Lexend" fo:language="zxx" fo:country="none" style:text-underline-style="solid" style:text-underline-width="auto" style:text-underline-color="font-color" officeooo:rsid="001f1bd0" style:language-asian="zxx" style:country-asian="none" style:language-complex="zxx" style:country-complex="none"/>
    </style:style>
    <style:style style:name="T20" style:family="text">
      <style:text-properties fo:color="#000080" loext:opacity="100%" style:font-name="Lexend" fo:language="zxx" fo:country="none" style:text-underline-style="solid" style:text-underline-width="auto" style:text-underline-color="font-color" officeooo:rsid="00e83387" style:language-asian="zxx" style:country-asian="none" style:language-complex="zxx" style:country-complex="none"/>
    </style:style>
    <style:style style:name="T21" style:family="text">
      <style:text-properties officeooo:rsid="00ea4d93"/>
    </style:style>
    <style:style style:name="T22" style:family="text">
      <style:text-properties officeooo:rsid="00fc5a21"/>
    </style:style>
    <style:style style:name="T23" style:family="text">
      <style:text-properties officeooo:rsid="00d61e87"/>
    </style:style>
    <style:style style:name="T24" style:family="text">
      <style:text-properties officeooo:rsid="0101b0c4"/>
    </style:style>
    <style:style style:name="T25" style:family="text">
      <style:text-properties officeooo:rsid="0106f116"/>
    </style:style>
    <style:style style:name="T26" style:family="text">
      <style:text-properties officeooo:rsid="00e86e14"/>
    </style:style>
    <style:style style:name="T27" style:family="text">
      <style:text-properties officeooo:rsid="010b04fc"/>
    </style:style>
    <style:style style:name="T28" style:family="text">
      <style:text-properties officeooo:rsid="01073c64"/>
    </style:style>
    <style:style style:name="T29" style:family="text">
      <style:text-properties officeooo:rsid="0111047e"/>
    </style:style>
    <style:style style:name="T30" style:family="text">
      <style:text-properties officeooo:rsid="01131b98"/>
    </style:style>
    <style:style style:name="T31" style:family="text">
      <style:text-properties officeooo:rsid="0114ecec"/>
    </style:style>
    <style:style style:name="T32" style:family="text">
      <style:text-properties fo:font-size="15pt" fo:font-weight="bold" officeooo:rsid="001d6ee6" style:font-size-asian="15pt" style:font-weight-asian="bold" style:font-size-complex="15pt" style:font-weight-complex="bold"/>
    </style:style>
    <style:style style:name="T33" style:family="text">
      <style:text-properties fo:font-size="15pt" fo:font-weight="bold" officeooo:rsid="00a34be0" style:font-size-asian="15pt" style:font-weight-asian="bold" style:font-size-complex="15pt" style:font-weight-complex="bold"/>
    </style:style>
    <style:style style:name="T34" style:family="text">
      <style:text-properties fo:font-size="15pt" fo:font-weight="bold" officeooo:rsid="010ac813" style:font-size-asian="15pt" style:font-weight-asian="bold" style:font-size-complex="15pt" style:font-weight-complex="bold"/>
    </style:style>
    <style:style style:name="T35" style:family="text">
      <style:text-properties fo:font-weight="normal" officeooo:rsid="00eea074" style:font-weight-asian="normal" style:font-weight-complex="normal"/>
    </style:style>
    <style:style style:name="T36" style:family="text">
      <style:text-properties fo:font-weight="normal" officeooo:rsid="00210b4f" style:font-weight-asian="normal" style:font-weight-complex="normal"/>
    </style:style>
    <style:style style:name="T37" style:family="text">
      <style:text-properties fo:font-weight="normal" officeooo:rsid="008efb4c" style:font-weight-asian="normal" style:font-weight-complex="normal"/>
    </style:style>
    <style:style style:name="T38" style:family="text">
      <style:text-properties officeooo:rsid="004fbd32"/>
    </style:style>
    <style:style style:name="T39" style:family="text">
      <style:text-properties officeooo:rsid="00c233b8"/>
    </style:style>
    <style:style style:name="T40" style:family="text">
      <style:text-properties officeooo:rsid="010ec5ba"/>
    </style:style>
    <style:style style:name="T41" style:family="text">
      <style:text-properties officeooo:rsid="00ffb8aa"/>
    </style:style>
    <style:style style:name="T42" style:family="text">
      <style:text-properties officeooo:rsid="002891d8"/>
    </style:style>
    <style:style style:name="T43" style:family="text">
      <style:text-properties style:font-name="Lexend" officeooo:rsid="00e83387"/>
    </style:style>
    <style:style style:name="T44" style:family="text">
      <style:text-properties officeooo:rsid="0116816e"/>
    </style:style>
    <style:style style:name="T45" style:family="text">
      <style:text-properties officeooo:rsid="0116cc63"/>
    </style:style>
    <style:style style:name="T46" style:family="text">
      <style:text-properties officeooo:rsid="011817af"/>
    </style:style>
    <style:style style:name="T47" style:family="text">
      <style:text-properties officeooo:rsid="011fb24f"/>
    </style:style>
    <style:style style:name="T48" style:family="text">
      <style:text-properties officeooo:rsid="0119ee18"/>
    </style:style>
    <style:style style:name="T49" style:family="text">
      <style:text-properties officeooo:rsid="011b063b"/>
    </style:style>
    <style:style style:name="T50" style:family="text">
      <style:text-properties officeooo:rsid="011c9f23"/>
    </style:style>
    <style:style style:name="T51" style:family="text">
      <style:text-properties officeooo:rsid="011d28f4"/>
    </style:style>
    <style:style style:name="T52" style:family="text">
      <style:text-properties officeooo:rsid="01200b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 table:style-name="TableLine2947502299312">
          <table:table-cell table:style-name="Table2.A1" office:value-type="string">
            <text:p text:style-name="P3"/>
            <text:p text:style-name="P4">University of Regina</text:p>
            <text:p text:style-name="P4">Faculty of Engineering and Applied Science</text:p>
            <text:p text:style-name="P12"><text:span text:style-name="T4">S</text:span><text:span text:style-name="T2">oftware </text:span><text:span text:style-name="T3">Systems Engineering</text:span></text:p>
            <text:p text:style-name="P4"/>
            <text:p text:style-name="P13"><text:span text:style-name="T32">EN</text:span><text:span text:style-name="T33">S</text:span><text:span text:style-name="T32">E </text:span><text:span text:style-name="T33">3</text:span><text:span text:style-name="T34">74 - Software Engineering Management - Laboratory</text:span></text:p>
            <text:p text:style-name="P2"/>
          </table:table-cell>
        </table:table-row>
      </table:table>
      <text:p text:style-name="P1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Instructor:</text:p>
          </table:table-cell>
          <table:table-cell table:style-name="Table1.B1" office:value-type="string">
            <text:p text:style-name="P26"><text:span text:style-name="T18">Mr. </text:span>Adam Tilson, <text:span text:style-name="T29">M</text:span>.A.Sc., E<text:span text:style-name="T16">ngineer-in-</text:span>T<text:span text:style-name="T16">raining</text:span></text:p>
            <text:p text:style-name="P1"><text:span text:style-name="T19">A</text:span><text:span text:style-name="T20">dam.Tilson</text:span><text:a xlink:type="simple" xlink:href="mailto:tilson3a@uregina.ca" text:style-name="Internet_20_link" text:visited-style-name="Visited_20_Internet_20_Link"><text:span text:style-name="T43">@uregina.ca</text:span></text:a></text:p>
            <text:p text:style-name="P27">Zoom office hours by appointment, please e-mail to inquire.</text:p>
          </table:table-cell>
        </table:table-row>
        <table:table-row table:style-name="Table1.1">
          <table:table-cell table:style-name="Table1.A1" office:value-type="string">
            <text:p text:style-name="P8"><text:span text:style-name="T22">Lab</text:span> Scheduling:</text:p>
          </table:table-cell>
          <table:table-cell table:style-name="Table1.B2" office:value-type="string">
            <text:p text:style-name="P20">Term: Fall 202<text:span text:style-name="T29">1</text:span></text:p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column table:style-name="Table7.D"/>
              <table:table-row table:style-name="TableLine2947502292240">
                <table:table-cell table:style-name="Table7.A1" office:value-type="string">
                  <text:p text:style-name="P25">Section 091.</text:p>
                </table:table-cell>
                <table:table-cell table:style-name="Table7.A1" office:value-type="string">
                  <text:p text:style-name="P25">Tuesday.</text:p>
                </table:table-cell>
                <table:table-cell table:style-name="Table7.A1" office:value-type="string">
                  <text:p text:style-name="P25"><text:span text:style-name="T29">2</text:span>:30 <text:span text:style-name="T29">p</text:span>m – <text:span text:style-name="T29">5</text:span>:15 <text:span text:style-name="T29">p</text:span>m.</text:p>
                </table:table-cell>
                <table:table-cell table:style-name="Table7.A1" office:value-type="string">
                  <text:p text:style-name="P25">Zoom.</text:p>
                </table:table-cell>
              </table:table-row>
              <table:table-row table:style-name="TableLine2947502297408">
                <table:table-cell table:style-name="Table7.A1" office:value-type="string">
                  <text:p text:style-name="P25">Section 092.</text:p>
                </table:table-cell>
                <table:table-cell table:style-name="Table7.A1" office:value-type="string">
                  <text:p text:style-name="P60">Wednesday.</text:p>
                </table:table-cell>
                <table:table-cell table:style-name="Table7.A1" office:value-type="string">
                  <text:p text:style-name="P25"><text:span text:style-name="T29">11</text:span>:30 <text:span text:style-name="T29">a</text:span>m – <text:span text:style-name="T29">2</text:span>:15 pm.</text:p>
                </table:table-cell>
                <table:table-cell table:style-name="Table7.A1" office:value-type="string">
                  <text:p text:style-name="P25">Zoom.</text:p>
                </table:table-cell>
              </table:table-row>
            </table:table>
            <text:p text:style-name="P20">Labs will not run every week – please check the schedule.</text:p>
          </table:table-cell>
        </table:table-row>
        <table:table-row table:style-name="Table1.1">
          <table:table-cell table:style-name="Table1.A1" office:value-type="string">
            <text:p text:style-name="P9">Lab Overview:</text:p>
          </table:table-cell>
          <table:table-cell table:style-name="Table1.B3" office:value-type="string">
            <text:p text:style-name="P20"><text:span text:style-name="T29">In this lab you will </text:span>apply the principles learned in class to <text:span text:style-name="T29">incrementally develop a client / server architecture using the Node.js stack and the</text:span> MVC Architectural Pattern. <text:span text:style-name="T29">Components include</text:span><text:span text:style-name="T27">:</text:span> </text:p>
            <text:p text:style-name="P20"><text:span text:style-name="T27"><text:s text:c="4"/></text:span>- Implement View <text:span text:style-name="T31">with</text:span> HTML, CSS, BootStrap, jQuery, <text:span text:style-name="T51">EJS</text:span></text:p>
            <text:p text:style-name="P20"><text:span text:style-name="T27"><text:s text:c="4"/></text:span>- Implement Controller <text:span text:style-name="T31">with</text:span> Node.js and Express.js</text:p>
            <text:p text:style-name="P20"><text:span text:style-name="T27"><text:s text:c="4"/></text:span>- Implement Model <text:span text:style-name="T31">with</text:span> MongoDB, Mongoose <text:span text:style-name="T31">and Passport</text:span></text:p>
          </table:table-cell>
        </table:table-row>
        <table:table-row table:style-name="TableLine2947502293600">
          <table:table-cell table:style-name="Table1.A4" table:number-columns-spanned="2" office:value-type="string">
            <text:p text:style-name="P18"><text:span text:style-name="T7"/></text:p>
            <text:p text:style-name="P18"><text:span text:style-name="T7">S</text:span><text:span text:style-name="T6">chedule and Grading</text:span><text:span text:style-name="T7">:</text:span></text:p>
            <text:p text:style-name="P18"><text:span text:style-name="T7"/></text:p>
          </table:table-cell>
          <table:covered-table-cell/>
        </table:table-row>
        <table:table-row table:style-name="TableLine2947502289248">
          <table:table-cell table:style-name="Table1.A5" table:number-columns-spanned="2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row table:style-name="TableLine2947502289792">
                <table:table-cell table:style-name="Table4.A1" office:value-type="string">
                  <text:p text:style-name="P28"/>
                </table:table-cell>
                <table:table-cell table:style-name="Table4.B1" office:value-type="string">
                  <text:p text:style-name="P29">Assigned</text:p>
                </table:table-cell>
                <table:table-cell table:style-name="Table4.B1" office:value-type="string">
                  <text:p text:style-name="P29">Due</text:p>
                </table:table-cell>
                <table:table-cell table:style-name="Table4.B1" office:value-type="string">
                  <text:p text:style-name="P29">Grading</text:p>
                </table:table-cell>
              </table:table-row>
              <table:table-row table:style-name="TableLine2947502291152">
                <table:table-cell table:style-name="Table4.A2" office:value-type="string">
                  <text:p text:style-name="P30">1. Tools: VS Code, Git and GitHub</text:p>
                </table:table-cell>
                <table:table-cell table:style-name="Table4.B2" office:value-type="string">
                  <text:p text:style-name="P29">Sept <text:span text:style-name="T30">7/8</text:span></text:p>
                </table:table-cell>
                <table:table-cell table:style-name="Table4.B2" office:value-type="string">
                  <text:p text:style-name="P24">Sept 14/15 +</text:p>
                </table:table-cell>
                <table:table-cell table:style-name="Table4.B2" office:value-type="string">
                  <text:p text:style-name="P32">1%</text:p>
                </table:table-cell>
              </table:table-row>
              <table:table-row table:style-name="TableLine2947502294960">
                <table:table-cell table:style-name="Table4.A1" office:value-type="string">
                  <text:p text:style-name="P33"><text:span text:style-name="T30">2. View 1:</text:span> HTML</text:p>
                </table:table-cell>
                <table:table-cell table:style-name="Table4.B1" office:value-type="string">
                  <text:p text:style-name="P29">Sept <text:span text:style-name="T30">14/15</text:span></text:p>
                </table:table-cell>
                <table:table-cell table:style-name="Table4.B1" office:value-type="string">
                  <text:p text:style-name="P24">Sept 21/22 +</text:p>
                </table:table-cell>
                <table:table-cell table:style-name="Table4.B1" office:value-type="string">
                  <text:p text:style-name="P32">2%</text:p>
                </table:table-cell>
              </table:table-row>
              <table:table-row table:style-name="TableLine2947502300672">
                <table:table-cell table:style-name="Table4.A2" office:value-type="string">
                  <text:p text:style-name="P65">3. View 2: CSS &amp; Bootstrap</text:p>
                </table:table-cell>
                <table:table-cell table:style-name="Table4.B2" office:value-type="string">
                  <text:p text:style-name="P34">Sept 2<text:span text:style-name="T30">1/22</text:span></text:p>
                </table:table-cell>
                <table:table-cell table:style-name="Table4.B2" office:value-type="string">
                  <text:p text:style-name="P24">Sept 28/29</text:p>
                </table:table-cell>
                <table:table-cell table:style-name="Table4.B2" office:value-type="string">
                  <text:p text:style-name="P32">4%</text:p>
                </table:table-cell>
              </table:table-row>
              <table:table-row table:style-name="TableLine2947502300944">
                <table:table-cell table:style-name="Table4.A1" office:value-type="string">
                  <text:p text:style-name="P30"><text:span text:style-name="T30">4.</text:span> <text:span text:style-name="T26">View </text:span><text:span text:style-name="T30">3</text:span><text:span text:style-name="T26">: </text:span><text:span text:style-name="T30">JavaScript and DOM</text:span></text:p>
                </table:table-cell>
                <table:table-cell table:style-name="Table4.B1" office:value-type="string">
                  <text:p text:style-name="P35">Sept 28/29</text:p>
                </table:table-cell>
                <table:table-cell table:style-name="Table4.B1" office:value-type="string">
                  <text:p text:style-name="P24">Oct 5/6 +</text:p>
                </table:table-cell>
                <table:table-cell table:style-name="Table4.B1" office:value-type="string">
                  <text:p text:style-name="P32">2%</text:p>
                </table:table-cell>
              </table:table-row>
              <table:table-row table:style-name="TableLine2947502301216">
                <table:table-cell table:style-name="Table4.A2" office:value-type="string">
                  <text:p text:style-name="P36">5. View 4: <text:span text:style-name="T31">j</text:span>Query</text:p>
                </table:table-cell>
                <table:table-cell table:style-name="Table4.B2" office:value-type="string">
                  <text:p text:style-name="P34">Oct <text:span text:style-name="T30">5/6</text:span></text:p>
                </table:table-cell>
                <table:table-cell table:style-name="Table4.B2" office:value-type="string">
                  <text:p text:style-name="P66">Oct 12/13</text:p>
                </table:table-cell>
                <table:table-cell table:style-name="Table4.B2" office:value-type="string">
                  <text:p text:style-name="P32">4%</text:p>
                </table:table-cell>
              </table:table-row>
              <table:table-row table:style-name="TableLine2947502301760">
                <table:table-cell table:style-name="Table4.A1" office:value-type="string">
                  <text:p text:style-name="P37"><text:span text:style-name="T30">6.</text:span> <text:span text:style-name="T26">Controller </text:span><text:span text:style-name="T30">1</text:span>:<text:span text:style-name="T26"> Node.js</text:span></text:p>
                </table:table-cell>
                <table:table-cell table:style-name="Table4.B1" office:value-type="string">
                  <text:p text:style-name="P35">Oct 12/13</text:p>
                </table:table-cell>
                <table:table-cell table:style-name="Table4.B1" office:value-type="string">
                  <text:p text:style-name="P24">Oct 19/20 +</text:p>
                </table:table-cell>
                <table:table-cell table:style-name="Table4.B1" office:value-type="string">
                  <text:p text:style-name="P32">2%</text:p>
                </table:table-cell>
              </table:table-row>
              <table:table-row table:style-name="Table4.8">
                <table:table-cell table:style-name="Table4.A2" office:value-type="string">
                  <text:p text:style-name="P31"><text:span text:style-name="T30">7.</text:span> <text:span text:style-name="T30">Controller 2: Express &amp; EJS</text:span></text:p>
                </table:table-cell>
                <table:table-cell table:style-name="Table4.B2" office:value-type="string">
                  <text:p text:style-name="P35">Oct 19/20</text:p>
                </table:table-cell>
                <table:table-cell table:style-name="Table4.B2" office:value-type="string">
                  <text:p text:style-name="P24">Oct 26/27</text:p>
                </table:table-cell>
                <table:table-cell table:style-name="Table4.B2" office:value-type="string">
                  <text:p text:style-name="P32">4%</text:p>
                </table:table-cell>
              </table:table-row>
              <table:table-row table:style-name="TableLine2947502302576">
                <table:table-cell table:style-name="Table4.A1" office:value-type="string">
                  <text:p text:style-name="P36">8. Model 1: MyS<text:span text:style-name="T52">QL</text:span> and MongoDB</text:p>
                </table:table-cell>
                <table:table-cell table:style-name="Table4.B1" office:value-type="string">
                  <text:p text:style-name="P35">Oct 26/27</text:p>
                </table:table-cell>
                <table:table-cell table:style-name="Table4.B1" office:value-type="string">
                  <text:p text:style-name="P24">Nov 2/3 +</text:p>
                </table:table-cell>
                <table:table-cell table:style-name="Table4.B1" office:value-type="string">
                  <text:p text:style-name="P32">2%</text:p>
                </table:table-cell>
              </table:table-row>
              <table:table-row table:style-name="TableLine2947502302848">
                <table:table-cell table:style-name="Table4.A10" office:value-type="string">
                  <text:p text:style-name="P36">9. Model 2: Mongoose and Passport</text:p>
                </table:table-cell>
                <table:table-cell table:style-name="Table4.B10" office:value-type="string">
                  <text:p text:style-name="P34">Nov <text:span text:style-name="T30">2/3</text:span></text:p>
                </table:table-cell>
                <table:table-cell table:style-name="Table4.B10" office:value-type="string">
                  <text:p text:style-name="P24">Nov 16/17</text:p>
                </table:table-cell>
                <table:table-cell table:style-name="Table4.B10" office:value-type="string">
                  <text:p text:style-name="P32">4%</text:p>
                </table:table-cell>
              </table:table-row>
              <table:table-row table:style-name="TableLine2947502307200">
                <table:table-cell table:style-name="Table4.A1" office:value-type="string">
                  <text:p text:style-name="P39">T<text:span text:style-name="T17">otal Lab Grade:</text:span></text:p>
                </table:table-cell>
                <table:table-cell table:style-name="Table4.B1" office:value-type="string">
                  <text:p text:style-name="P38"/>
                </table:table-cell>
                <table:table-cell table:style-name="Table4.B1" office:value-type="string">
                  <text:p text:style-name="P38"/>
                </table:table-cell>
                <table:table-cell table:style-name="Table4.B1" office:value-type="string">
                  <text:p text:style-name="P38"><text:span text:style-name="T21">2</text:span><text:span text:style-name="T30">5</text:span>% *</text:p>
                </table:table-cell>
              </table:table-row>
            </table:table>
            <text:p text:style-name="P21">(+) labs will be graded by interview. Others will be submitted through URCourses.</text:p>
            <text:p text:style-name="P14"><text:span text:style-name="T35">* Grading </text:span><text:span text:style-name="T36">subject to adjustment at the instructor’s discretion </text:span><text:span text:style-name="T37">(typically +/- 1% per lab)</text:span></text:p>
          </table:table-cell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62"><text:span text:style-name="T5">Lab </text:span><text:span text:style-name="T8">T</text:span><text:span text:style-name="T9">opics</text:span><text:span text:style-name="T8">:</text:span></text:p>
          </table:table-cell>
          <table:covered-table-cell/>
        </table:table-row>
        <table:table-row table:style-name="Table6.1">
          <table:table-cell table:style-name="Table6.A2" office:value-type="string">
            <text:p text:style-name="P16"><text:span text:style-name="T9">1</text:span><text:span text:style-name="T8">:</text:span><text:span text:style-name="T10"> </text:span><text:span text:style-name="T13">Tools</text:span></text:p>
          </table:table-cell>
          <table:table-cell table:style-name="Table6.B10" office:value-type="string">
            <text:p text:style-name="P40">Installing <text:span text:style-name="T27">and using </text:span>V<text:span text:style-name="T27">isual </text:span>S<text:span text:style-name="T27">tudio </text:span>Code,<text:span text:style-name="T27"> and</text:span> <text:span text:style-name="T27">exploring </text:span>some of the best features<text:span text:style-name="T27">. </text:span>Installing Git, <text:span text:style-name="T27">and </text:span>an overview of version control<text:span text:style-name="T27">. Understanding </text:span>GitHub.<text:span text:style-name="T27"> Creating good GitHub projects, </text:span>pages and using <text:span text:style-name="T27">GitHub as a code</text:span> portfolio<text:span text:style-name="T27">.</text:span></text:p>
            <text:p text:style-name="P40"/>
          </table:table-cell>
        </table:table-row>
        <table:table-row table:style-name="Table6.1">
          <table:table-cell table:style-name="Table6.A2" office:value-type="string">
            <text:p text:style-name="P15"><text:span text:style-name="T9"><text:s/></text:span><text:span text:style-name="T13">2.</text:span><text:span text:style-name="T10"> </text:span><text:span text:style-name="T13">View 1: HTML</text:span></text:p>
          </table:table-cell>
          <table:table-cell table:style-name="Table6.B9" office:value-type="string">
            <text:p text:style-name="P41"><text:span text:style-name="T23">A</text:span> primer o<text:span text:style-name="T31">n</text:span> HTML. <text:span text:style-name="T31">We will cover web page </text:span><text:span text:style-name="T49">layout</text:span><text:span text:style-name="T31"> composition and common tags. </text:span></text:p>
            <text:p text:style-name="P41"/>
          </table:table-cell>
        </table:table-row>
        <table:table-row table:style-name="Table6.1">
          <table:table-cell table:style-name="Table6.A2" office:value-type="string">
            <text:p text:style-name="P23"><text:span text:style-name="T3">3. </text:span><text:span text:style-name="T1">View 2: CSS </text:span><text:span text:style-name="T14">and Boostrap</text:span></text:p>
          </table:table-cell>
          <table:table-cell table:style-name="Table6.B10" office:value-type="string">
            <text:p text:style-name="P42">A primer <text:span text:style-name="T31">on CSS, </text:span><text:span text:style-name="T44">and an introduction to the </text:span><text:span text:style-name="T45">B</text:span><text:span text:style-name="T44">ootstrap library to make CSS </text:span><text:span text:style-name="T45">development</text:span><text:span text:style-name="T44"> faster and more consistent</text:span><text:span text:style-name="T31">. </text:span><text:span text:style-name="T45">This lab will have a hand-in assignment based on </text:span><text:span text:style-name="T46">implementing and styling </text:span><text:span text:style-name="T45">the </text:span><text:span text:style-name="T46">skeleton</text:span><text:span text:style-name="T45"> </text:span><text:span text:style-name="T46">of the </text:span><text:span text:style-name="T45">View component of our lab project. </text:span></text:p>
            <text:p text:style-name="P42"/>
          </table:table-cell>
        </table:table-row>
        <table:table-row table:style-name="Table6.1">
          <table:table-cell table:style-name="Table6.A2" office:value-type="string">
            <text:p text:style-name="P61">4. View 3: JavaScript</text:p>
          </table:table-cell>
          <table:table-cell table:style-name="Table6.B9" office:value-type="string">
            <text:p text:style-name="P56">A primer on the JavaScript programming language, and how it can be used to interact with an HTML page through the document object model (DOM).</text:p>
            <text:p text:style-name="P43"/>
          </table:table-cell>
        </table:table-row>
        <table:table-row table:style-name="Table6.1">
          <table:table-cell table:style-name="Table6.A2" office:value-type="string">
            <text:p text:style-name="P7">5. View 4: jQuery</text:p>
          </table:table-cell>
          <table:table-cell table:style-name="Table6.B10" office:value-type="string">
            <text:p text:style-name="P57">A primer on the jQuery library to speed up JavaScript development and DOM manipulation. This lab will have a hand-in assignment based on creating an interactive front-end using JavaScript, <text:span text:style-name="T51">though these will mostly be replaced later</text:span>.</text:p>
            <text:p text:style-name="P44"/>
          </table:table-cell>
        </table:table-row>
        <table:table-row table:style-name="Table6.1">
          <table:table-cell table:style-name="Table6.A2" office:value-type="string">
            <text:p text:style-name="P7"><text:span text:style-name="T27">6. </text:span>Controller 1: Node.js</text:p>
          </table:table-cell>
          <table:table-cell table:style-name="Table6.B9" office:value-type="string">
            <text:p text:style-name="P57">This lab will introduce the MVC architecture, and introduce Node.js for creating a Client / Server architecture on the local machine. </text:p>
            <text:p text:style-name="P47"/>
          </table:table-cell>
        </table:table-row>
        <table:table-row table:style-name="Table6.1">
          <table:table-cell table:style-name="Table6.A2" office:value-type="string">
            <text:p text:style-name="P7">7. Controller 2: Express.js and EJS</text:p>
          </table:table-cell>
          <table:table-cell table:style-name="Table6.B10" office:value-type="string">
            <text:p text:style-name="P45"><text:span text:style-name="T27">This lab will </text:span><text:span text:style-name="T49">introduce</text:span> Express<text:span text:style-name="T27">.</text:span><text:span text:style-name="T51">js</text:span><text:span text:style-name="T27"> </text:span><text:span text:style-name="T49">for simplifying Node.js server operations, and EJS for creating </text:span><text:span text:style-name="T51">View templates</text:span><text:span text:style-name="T27">. </text:span><text:span text:style-name="T49">This lab will have a hand-in assignment based on serving our web page </text:span><text:span text:style-name="T50">using Node.js </text:span><text:span text:style-name="T49">and dynamically generating content.</text:span></text:p>
            <text:p text:style-name="P45"/>
          </table:table-cell>
        </table:table-row>
        <table:table-row table:style-name="Table6.1">
          <table:table-cell table:style-name="Table6.A2" office:value-type="string">
            <text:p text:style-name="P7">8. Model 1: <text:span text:style-name="T48">MySQL</text:span> and <text:span text:style-name="T48">MongoDB</text:span></text:p>
            <text:p text:style-name="P7"/>
          </table:table-cell>
          <table:table-cell table:style-name="Table6.B9" office:value-type="string">
            <text:p text:style-name="P59">A primer on databases by first looking at MySQL, which is <text:span text:style-name="T51">more structured and </text:span>easier to learn, and then <text:span text:style-name="T51">examining </text:span>MongoDB which is <text:span text:style-name="T51">commonly </text:span>used in the Node.js Stack.</text:p>
            <text:p text:style-name="P59"/>
          </table:table-cell>
        </table:table-row>
        <table:table-row table:style-name="Table6.1">
          <table:table-cell table:style-name="Table6.A2" office:value-type="string">
            <text:p text:style-name="P7">9. Model 2: Mongoose and Passport</text:p>
            <text:p text:style-name="P7"/>
          </table:table-cell>
          <table:table-cell table:style-name="Table6.B10" office:value-type="string">
            <text:p text:style-name="P59">This lab <text:span text:style-name="T51">completes the M</text:span>odel using the MongoDB extensions Mongoose and Passport, a<text:span text:style-name="T39">dd</text:span><text:span text:style-name="T27">ing</text:span><text:span text:style-name="T39"> persistent storage to the a</text:span><text:span text:style-name="T27">pplication, and </text:span><text:span text:style-name="T39">creat</text:span><text:span text:style-name="T27">ing</text:span><text:span text:style-name="T39"> and authenticat</text:span><text:span text:style-name="T27">ing</text:span><text:span text:style-name="T39"> users using Cookies and Sessions.</text:span> This lab will have the final hand-in assignment which completes the <text:span text:style-name="T51">lab </text:span>project.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63"><text:span text:style-name="T5"/></text:p>
            <text:p text:style-name="P64"><text:span text:style-name="T15">L</text:span><text:span text:style-name="T5">ab </text:span><text:span text:style-name="T1">Policies:</text:span></text:p>
            <text:p text:style-name="P64"><text:span text:style-name="T1"/>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10">Submission <text:span text:style-name="T46">Policy</text:span>:</text:p>
          </table:table-cell>
          <table:table-cell table:style-name="Table5.B6" office:value-type="string">
            <text:p text:style-name="P58"><text:span text:style-name="T49">Several </text:span><text:span text:style-name="T46">labs will be graded by demonstration and interview over Zoom. The student will meet with the instructor in a breakout room, show their s</text:span><text:span text:style-name="T49">olution with </text:span><text:span text:style-name="T46">screen sharing, and answer a few questions. These demos may be performed the week the lab is assigned, or the following week with no penalty.</text:span></text:p>
            <text:p text:style-name="P58"/>
            <text:p text:style-name="P57">The remaining assignments will be submitted through URCourses. The hand-in assignments are iterative in nature, so it is required one is completed before the next can be started.</text:p>
          </table:table-cell>
        </table:table-row>
        <table:table-row table:style-name="Table5.1">
          <table:table-cell table:style-name="Table5.A2" office:value-type="string">
            <text:p text:style-name="P11">Late Submissions:</text:p>
          </table:table-cell>
          <table:table-cell table:style-name="Table5.B7" office:value-type="string">
            <text:p text:style-name="P58"><text:span text:style-name="T40">O</text:span><text:span text:style-name="T47">n</text:span><text:span text:style-name="T49">c</text:span><text:span text:style-name="T47">e </text:span><text:span text:style-name="T49">per</text:span><text:span text:style-name="T46"> </text:span><text:span text:style-name="T47">semester you are granted a grace week for submissions, and may submit up to a week late, up to the last day of classes, </text:span><text:span text:style-name="T51">with no penalty</text:span><text:span text:style-name="T47">. <text:s/>You do not need to provide any rationale, but do let me know you are using your grace week for this assignment.</text:span></text:p>
          </table:table-cell>
        </table:table-row>
        <table:table-row table:style-name="Table5.1">
          <table:table-cell table:style-name="Table5.A2" office:value-type="string">
            <text:p text:style-name="P5">Group Work:</text:p>
          </table:table-cell>
          <table:table-cell table:style-name="Table5.B6" office:value-type="string">
            <text:p text:style-name="P48"><text:span text:style-name="T41">All </text:span><text:span text:style-name="T51">lab </text:span><text:span text:style-name="T41">work in this course must be done individually. </text:span><text:span text:style-name="T23">Students may collaborate at a very high level, e.g. sharing general s</text:span><text:span text:style-name="T41">trategies</text:span><text:span text:style-name="T23"> to problems, but no code may be shared.</text:span></text:p>
          </table:table-cell>
        </table:table-row>
        <table:table-row table:style-name="Table5.1">
          <table:table-cell table:style-name="Table5.A2" office:value-type="string">
            <text:p text:style-name="P5">Academic Misconduct:</text:p>
          </table:table-cell>
          <table:table-cell table:style-name="Table5.B7" office:value-type="string">
            <text:p text:style-name="P49">All code submitted<text:span text:style-name="T28">, excluding provided code,</text:span> must be your own. </text:p>
            <text:p text:style-name="P50"/>
            <text:p text:style-name="P53"><text:span text:style-name="T49">E</text:span><text:span text:style-name="T28">xception: </text:span><text:span text:style-name="T42">Brief snippets of others' code </text:span><text:span text:style-name="T51">from tutorials</text:span><text:span text:style-name="T42"> a</text:span><text:span text:style-name="T25">re</text:span><text:span text:style-name="T42"> permitted, e.g. from StackOverflow, but only if</text:span><text:span text:style-name="T25">:</text:span></text:p>
            <text:p text:style-name="P53"><text:span text:style-name="T25">1.</text:span><text:span text:style-name="T42"> </text:span><text:span text:style-name="T25">I</text:span><text:span text:style-name="T42">t does not solve a core part of the assigned problem, and </text:span></text:p>
            <text:p text:style-name="P50"><text:span text:style-name="T25">2. I</text:span>t is cited with a URL <text:span text:style-name="T24">and brief explanation in a</text:span> comment.</text:p>
            <text:p text:style-name="P52">Don't submit code you don't understand. </text:p>
            <text:p text:style-name="P52">If in doubt – <text:span text:style-name="T49">learn </text:span><text:span text:style-name="T51">it </text:span><text:span text:style-name="T49">and </text:span>write it yourself!</text:p>
            <text:p text:style-name="P54"/>
            <text:p text:style-name="P51">Cheating is a serious offense. Students caught cheating will be subject to the disciplinary proceedings in the University Calendar. Consequences of academic misconduct may include receiving a 49% in the course, <text:span text:style-name="T51">or </text:span>receiving a grade of XF (academic misconduct) for the course, recorded permanently on the student’s transcript. (See Section 5.14 in the University Calendar.) <text:s/><text:span text:style-name="T51">Further</text:span> penalties may be imposed by APEGS.</text:p>
          </table:table-cell>
        </table:table-row>
        <table:table-row table:style-name="Table5.1">
          <table:table-cell table:style-name="Table5.A2" office:value-type="string">
            <text:p text:style-name="P17"><text:span text:style-name="T11">A</text:span><text:span text:style-name="T12">ccessibility</text:span><text:span text:style-name="T11">:</text:span></text:p>
          </table:table-cell>
          <table:table-cell table:style-name="Table5.B6" office:value-type="string">
            <text:p text:style-name="P55"><text:span text:style-name="T38">If you require special accommodations due to a disability, medical situation or other extenuating circumstances, discuss this with the instructor in the first week of labs. Register with </text:span><text:span text:style-name="T24">Centre for Student </text:span><text:span text:style-name="T38">A</text:span><text:span text:style-name="T24">ccessibility</text:span><text:span text:style-name="T38"> at accessibility@uregina.ca</text:span><text:span text:style-name="T24"> </text:span><text:span text:style-name="T38">(See Section 8.2.15 of the University Calendar)</text:span></text:p>
          </table:table-cell>
        </table:table-row>
        <table:table-row table:style-name="Table5.1">
          <table:table-cell table:style-name="Table5.A2" office:value-type="string">
            <text:p text:style-name="P6">Zoom Information:</text:p>
          </table:table-cell>
          <table:table-cell table:style-name="Table5.B7" office:value-type="string">
            <text:p text:style-name="P46">To be provided on URCourses prior to the lab.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exend" svg:font-family="Lexend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2-21T17:17:16.507792535</meta:creation-date>
    <meta:editing-duration>P3DT7H1M29S</meta:editing-duration>
    <meta:editing-cycles>97</meta:editing-cycles>
    <meta:generator>LibreOffice/7.2.0.4$Windows_X86_64 LibreOffice_project/9a9c6381e3f7a62afc1329bd359cc48accb6435b</meta:generator>
    <dc:date>2021-09-05T15:27:11.890000000</dc:date>
    <meta:document-statistic meta:table-count="6" meta:image-count="0" meta:object-count="0" meta:page-count="3" meta:paragraph-count="107" meta:word-count="932" meta:character-count="5594" meta:non-whitespace-character-count="4743"/>
  </office:meta>
</office:document-meta>
</file>